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6.478in"/>
    </style:style>
    <style:style style:name="co9" style:family="table-column">
      <style:table-column-properties fo:break-before="auto" style:column-width="3.7165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3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hange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story_priorit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mileston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rd_points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2016-07-07 10:05:57.251742+00:00</text:p>
          </table:table-cell>
          <table:table-cell/>
          <table:table-cell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2016-07-07 10:05:57.251742+00:00</text:p>
          </table:table-cell>
          <table:table-cell office:value-type="string" calcext:value-type="string">
            <text:p>As a &lt;type of user&gt;, I want &lt;to perform some task&gt; so that I can &lt;achieve some goal/benefit/value&gt;. </text:p>
          </table:table-cell>
          <table:table-cell table:number-columns-repeated="5"/>
          <table:table-cell office:value-type="string" calcext:value-type="string">
            <text:p>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08T10:26:41.740441500</dc:date>
    <meta:editing-duration>P0D</meta:editing-duration>
    <meta:editing-cycles>1</meta:editing-cycles>
    <meta:document-statistic meta:table-count="1" meta:cell-count="218" meta:object-count="0"/>
  </office:meta>
</office:document-meta>
</file>